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6">
            <text:p>OS-135046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1910.0">
            <text:p>191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7">
            <text:p>OS-135047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7690.0">
            <text:p>7690.0</text:p>
          </table:table-cell>
          <table:table-cell office:value-type="float" office:value="35.0">
            <text:p>3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5">
            <text:p>OS-135045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5490.0">
            <text:p>5490.0</text:p>
          </table:table-cell>
          <table:table-cell office:value-type="float" office:value="25.0">
            <text:p>25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59">
            <text:p>OS-125559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4540.0">
            <text:p>454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26">
            <text:p>OS-125526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8460.0">
            <text:p>8460.0</text:p>
          </table:table-cell>
          <table:table-cell office:value-type="float" office:value="25.0">
            <text:p>25.0</text:p>
          </table:table-cell>
          <table:table-cell office:value-type="string" office:value="Bivalve ( H. arctica )">
            <text:p>Bivalve ( H. arctica )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58">
            <text:p>OS-125558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6440.0">
            <text:p>644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655">
            <text:p>OS-125655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8870.0">
            <text:p>8870.0</text:p>
          </table:table-cell>
          <table:table-cell office:value-type="float" office:value="190.0">
            <text:p>19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652">
            <text:p>OS-125652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7690.0">
            <text:p>7690.0</text:p>
          </table:table-cell>
          <table:table-cell office:value-type="float" office:value="140.0">
            <text:p>14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86">
            <text:p>OS-125586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6360.0">
            <text:p>6360.0</text:p>
          </table:table-cell>
          <table:table-cell office:value-type="float" office:value="30.0">
            <text:p>3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85">
            <text:p>OS-125585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8060.0">
            <text:p>806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45">
            <text:p>OS-125545</text:p>
          </table:table-cell>
          <table:table-cell office:value-type="float" office:value="63.757">
            <text:p>63.757</text:p>
          </table:table-cell>
          <table:table-cell office:value-type="float" office:value="-51.356">
            <text:p>-51.356</text:p>
          </table:table-cell>
          <table:table-cell office:value-type="float" office:value="8550.0">
            <text:p>8550.0</text:p>
          </table:table-cell>
          <table:table-cell office:value-type="float" office:value="30.0">
            <text:p>30.0</text:p>
          </table:table-cell>
          <table:table-cell office:value-type="string" office:value="Carbonate fragments">
            <text:p>Carbonate fragment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25544">
            <text:p>OS-125544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3090.0">
            <text:p>3090.0</text:p>
          </table:table-cell>
          <table:table-cell office:value-type="float" office:value="30.0">
            <text:p>3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  <table:table-row>
          <table:table-cell office:value-type="string" office:value="Tasiussarsuaq">
            <text:p>Tasiussarsuaq</text:p>
          </table:table-cell>
          <table:table-cell office:value-type="string" office:value="radiocarbon">
            <text:p>radiocarbon</text:p>
          </table:table-cell>
          <table:table-cell office:value-type="string" office:value="OS-135044">
            <text:p>OS-135044</text:p>
          </table:table-cell>
          <table:table-cell office:value-type="float" office:value="63.756">
            <text:p>63.756</text:p>
          </table:table-cell>
          <table:table-cell office:value-type="float" office:value="-51.363">
            <text:p>-51.363</text:p>
          </table:table-cell>
          <table:table-cell office:value-type="float" office:value="2230.0">
            <text:p>2230.0</text:p>
          </table:table-cell>
          <table:table-cell office:value-type="float" office:value="20.0">
            <text:p>20.0</text:p>
          </table:table-cell>
          <table:table-cell office:value-type="string" office:value="Plant/Wood">
            <text:p>Plant/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LasherEtal2020">
            <text:p>LasherEtal20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